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margin-left="0in" fo:margin-right="0in" fo:text-indent="0in" style:auto-text-indent="false"/>
      <style:text-properties style:text-underline-style="none"/>
    </style:style>
    <style:style style:name="P4" style:family="paragraph" style:parent-style-name="Standard" style:master-page-name="">
      <style:paragraph-properties fo:margin-left="0in" fo:margin-right="0in" fo:text-indent="0in" style:auto-text-indent="false" style:page-number="auto"/>
    </style:style>
    <style:style style:name="P5" style:family="paragraph" style:parent-style-name="Standard" style:master-page-name="">
      <style:paragraph-properties fo:margin-left="1.5102in" fo:margin-right="0in" fo:text-indent="-1.5102in" style:auto-text-indent="false" style:page-number="auto"/>
    </style:style>
    <style:style style:name="P6" style:family="paragraph" style:parent-style-name="Standard">
      <style:paragraph-properties fo:margin-left="1.5102in" fo:margin-right="0in" fo:text-indent="-1.5102in" style:auto-text-indent="false"/>
    </style:style>
    <style:style style:name="P7"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me Document v3.3</text:p>
      <text:p text:style-name="Standard">10/12/13</text:p>
      <text:p text:style-name="Standard"/>
      <text:p text:style-name="Standard"><text:tab/>Name: Pix</text:p>
      <text:p text:style-name="Standard"><text:tab/>Copyright: non-existent (so far)</text:p>
      <text:p text:style-name="Standard"><text:tab/></text:p>
      <text:p text:style-name="Standard"><text:tab/>Nathaniel Schultz: manager and programer</text:p>
      <text:p text:style-name="Standard"><text:tab/>Rachael Murphy: <text:s text:c="2"/>graphic design and art</text:p>
      <text:p text:style-name="Standard"><text:tab/>Andrei Garthoff: <text:s text:c="3"/>audio</text:p>
      <text:p text:style-name="Standard"><text:tab/>Amilcar Paniagua: audio</text:p>
      <text:p text:style-name="Standard"><text:tab/>Hannah Levin: HCI</text:p>
      <text:p text:style-name="Standard"><text:tab/></text:p>
      <text:p text:style-name="Standard"/>
      <text:p text:style-name="Standard"><text:tab/><text:span text:style-name="T1">Design:</text:span></text:p>
      <text:p text:style-name="Standard"><text:tab/><text:tab/>-gray scale/black and white only</text:p>
      <text:p text:style-name="Standard"><text:tab/><text:tab/>-pixelated</text:p>
      <text:p text:style-name="Standard"><text:tab/><text:tab/>-3 perspectives of each character</text:p>
      <text:p text:style-name="Standard"><text:tab/><text:tab/><text:tab/>-front</text:p>
      <text:p text:style-name="Standard"><text:tab/><text:tab/><text:tab/>-back</text:p>
      <text:p text:style-name="Standard"><text:tab/><text:tab/><text:tab/>-side</text:p>
      <text:p text:style-name="Standard"><text:tab/><text:tab/>-customizable facial features for a wider variety of characters</text:p>
      <text:p text:style-name="Standard"><text:tab/><text:tab/><text:tab/>-skin tone</text:p>
      <text:p text:style-name="Standard"><text:tab/><text:tab/><text:tab/>-eyes</text:p>
      <text:p text:style-name="Standard"><text:tab/><text:tab/><text:tab/>-mouth</text:p>
      <text:p text:style-name="Standard"><text:tab/><text:tab/><text:tab/>-hair</text:p>
      <text:p text:style-name="Standard"><text:tab/><text:tab/><text:tab/>-noes</text:p>
      <text:p text:style-name="Standard"><text:tab/><text:tab/><text:tab/>-facial structure</text:p>
      <text:p text:style-name="Standard"><text:tab/><text:tab/>-customizable/different body structures TBD</text:p>
      <text:p text:style-name="Standard"/>
      <text:p text:style-name="Standard"><text:tab/><text:span text:style-name="T1">Game Overview:</text:span></text:p>
      <text:p text:style-name="P2"/>
      <text:p text:style-name="Standard"><text:tab/><text:tab/><text:span text:style-name="T1">Game Concept:</text:span></text:p>
      <text:p text:style-name="P5"><text:tab/>The user is in an environment that is bound to change both through their direct manipulation as well as the actions of the AI. Without any tangible story, quests, or objectives, <text:s/>most of the game is based on the user's interactions with the NPC's and the challenges associated with living among them. </text:p>
      <text:p text:style-name="P6"/>
      <text:p text:style-name="P4"><text:tab/><text:tab/><text:span text:style-name="T1">Feature Set:</text:span></text:p>
      <text:p text:style-name="P3"><text:tab/><text:tab/><text:tab/>-user can use tools to build (houses, farms, etc)</text:p>
      <text:p text:style-name="P3"><text:tab/><text:tab/><text:tab/>-user can use weapons to attack NPC's and animals</text:p>
      <text:p text:style-name="P3"><text:tab/><text:tab/><text:tab/>-user must eat</text:p>
      <text:p text:style-name="P3"><text:tab/><text:tab/><text:tab/>-if over-hunted, animals may become extinct in certain areas, making farming or <text:tab/><text:tab/><text:tab/><text:tab/>buying food a <text:tab/>safer option</text:p>
      <text:p text:style-name="P3"><text:tab/><text:tab/><text:tab/></text:p>
      <text:p text:style-name="P3"><text:tab/><text:tab/><text:tab/><text:span text:style-name="T1">Groups/”Races”:</text:span></text:p>
      <text:p text:style-name="P3"><text:tab/><text:tab/><text:tab/><text:tab/>-nature (plants, animals, mythical plants + animals)</text:p>
      <text:p text:style-name="Standard"><text:tab/><text:tab/><text:tab/><text:tab/>-robots</text:p>
      <text:p text:style-name="Standard"><text:tab/><text:tab/><text:tab/><text:tab/>-non-magical humans</text:p>
      <text:p text:style-name="Standard"><text:tab/><text:tab/><text:tab/><text:tab/>-evil forces (orcs, demons, vampires, werewolves, the undead)</text:p>
      <text:p text:style-name="P3"><text:soft-page-break/><text:tab/><text:tab/><text:tab/><text:tab/>-humanoids (elfs, hobbits, ect)</text:p>
      <text:p text:style-name="P3"><text:tab/><text:tab/><text:tab/><text:tab/></text:p>
      <text:p text:style-name="P3"><text:tab/><text:tab/><text:tab/><text:tab/>-wizards(of all groups)</text:p>
      <text:p text:style-name="Standard"><text:tab/><text:tab/><text:tab/><text:tab/>-police (of all groups)</text:p>
      <text:p text:style-name="Standard"><text:tab/><text:tab/><text:tab/><text:tab/>-criminals (of all groups)</text:p>
      <text:p text:style-name="Standard"/>
      <text:p text:style-name="P3"><text:tab/><text:tab/><text:tab/><text:tab/>-organized religion (members of all groups may belong to a religion)</text:p>
      <text:p text:style-name="P3"><text:tab/><text:tab/><text:tab/></text:p>
      <text:p text:style-name="P3"><text:tab/><text:tab/><text:tab/><text:span text:style-name="T1">Group Relations:</text:span></text:p>
      <text:p text:style-name="P3"><text:tab/><text:tab/><text:tab/><text:tab/>-some groups have static relationships to each other</text:p>
      <text:p text:style-name="P3"><text:tab/><text:tab/><text:tab/><text:tab/><text:tab/>enemies:</text:p>
      <text:p text:style-name="P3"><text:tab/><text:tab/><text:tab/><text:tab/><text:tab/><text:tab/>police + criminals</text:p>
      <text:p text:style-name="Standard"><text:tab/><text:tab/><text:tab/><text:tab/><text:tab/><text:tab/>criminals + all other groups</text:p>
      <text:p text:style-name="P3"><text:tab/><text:tab/><text:tab/><text:tab/><text:tab/><text:tab/>any religion + any other religion</text:p>
      <text:p text:style-name="P3"><text:tab/><text:tab/><text:tab/><text:tab/><text:tab/>allies:</text:p>
      <text:p text:style-name="P3"><text:tab/><text:tab/><text:tab/><text:tab/><text:tab/><text:tab/>police + all other groups except criminals</text:p>
      <text:p text:style-name="P3"><text:tab/><text:tab/><text:tab/><text:tab/><text:tab/><text:tab/>any religion + itself</text:p>
      <text:p text:style-name="P3"><text:tab/><text:tab/><text:tab/><text:tab/>-some groups start the game with a relationship, but it may change</text:p>
      <text:p text:style-name="P3"><text:tab/><text:tab/><text:tab/><text:tab/><text:tab/>enemies:</text:p>
      <text:p text:style-name="P3"><text:tab/><text:tab/><text:tab/><text:tab/><text:tab/><text:tab/>nature + robots</text:p>
      <text:p text:style-name="Standard"><text:tab/><text:tab/><text:tab/><text:tab/><text:tab/><text:tab/>humanoids + evil forces</text:p>
      <text:p text:style-name="P3"><text:tab/><text:tab/><text:tab/><text:tab/><text:tab/><text:tab/>non-magical humans + evil forces</text:p>
      <text:p text:style-name="P3"><text:tab/><text:tab/><text:tab/><text:tab/><text:tab/>allies:</text:p>
      <text:p text:style-name="P3"><text:tab/><text:tab/><text:tab/><text:tab/><text:tab/><text:tab/>evil forces + criminals</text:p>
      <text:p text:style-name="Standard"><text:tab/><text:tab/><text:tab/><text:tab/><text:tab/><text:tab/>humanoids + nature</text:p>
      <text:p text:style-name="Standard"><text:tab/><text:tab/><text:tab/><text:tab/><text:tab/><text:tab/>non-magical humans + robots</text:p>
      <text:p text:style-name="P3"><text:tab/><text:tab/><text:tab/></text:p>
      <text:p text:style-name="P3"><text:tab/><text:tab/><text:tab/><text:span text:style-name="T1">Artificial Intelligence:</text:span></text:p>
      <text:p text:style-name="P3"><text:tab/><text:tab/><text:tab/><text:tab/>-towns, cities comprised of NPC's as well as outskirts and independent <text:tab/><text:tab/><text:tab/><text:tab/><text:tab/>NPC's</text:p>
      <text:p text:style-name="P3"><text:tab/><text:tab/><text:tab/><text:tab/>-social structure</text:p>
      <text:p text:style-name="P3"><text:tab/><text:tab/><text:tab/><text:tab/>-AI has concept of social capital</text:p>
      <text:p text:style-name="P3"><text:tab/><text:tab/><text:tab/><text:tab/>-AI can issue jobs to the user</text:p>
      <text:p text:style-name="P3"><text:tab/><text:tab/><text:tab/><text:tab/>-AI can accept/deny jobs given by the user</text:p>
      <text:p text:style-name="P3"><text:tab/><text:tab/><text:tab/><text:tab/>-AI remembers interactions with user and reacts appropriately</text:p>
      <text:p text:style-name="P3"><text:tab/><text:tab/><text:tab/><text:tab/>-AI can spread rumors about user</text:p>
      <text:p text:style-name="P3"><text:tab/><text:tab/><text:tab/><text:tab/>-NPC's can change their opinion of the user based on their actions</text:p>
      <text:p text:style-name="P3"><text:tab/><text:tab/><text:tab/><text:tab/>-all interactions between NPC's and the user can also occur between two <text:tab/><text:tab/><text:tab/><text:tab/><text:tab/>NPC's</text:p>
      <text:p text:style-name="Standard"><text:tab/><text:tab/><text:tab/><text:tab/><text:span text:style-name="T3">-NPC's can do everything the user can</text:span></text:p>
      <text:p text:style-name="P1"><text:tab/><text:tab/><text:tab/><text:tab/>-things age fast, but the AI keeps track of time in real time (ex “I can't <text:tab/><text:tab/><text:tab/><text:tab/><text:tab/>believe you're still hanging on to that! That was 3 minuets ago!”, “In the <text:tab/><text:tab/><text:tab/><text:tab/><text:tab/>before times of 2 hours ago..”)</text:p>
      <text:p text:style-name="P1"/>
      <text:p text:style-name="Standard"><text:span text:style-name="T3"><text:tab/><text:tab/></text:span><text:span text:style-name="T1">Genre:</text:span></text:p>
      <text:p text:style-name="P1"><text:tab/><text:tab/><text:tab/>-Adventure</text:p>
      <text:p text:style-name="P1"><text:tab/><text:tab/><text:tab/>-Role-Playing</text:p>
      <text:p text:style-name="P1"><text:tab/><text:tab/><text:tab/>-Casual</text:p>
      <text:p text:style-name="P1"><text:tab/><text:tab/><text:tab/>-Simulation</text:p>
      <text:p text:style-name="P1"><text:soft-page-break/><text:tab/><text:tab/></text:p>
      <text:p text:style-name="Standard"><text:span text:style-name="T3"><text:tab/><text:tab/></text:span><text:span text:style-name="T1">Project Scope:</text:span></text:p>
      <text:p text:style-name="P1"><text:tab/><text:tab/><text:tab/>-approximate finish date (publishing to Steam Greenlight) : July 2014</text:p>
      <text:p text:style-name="P1"><text:tab/><text:tab/><text:tab/>-Pre-made terrain (size TBD)</text:p>
      <text:p text:style-name="P1"><text:tab/><text:tab/><text:tab/>-number of NPC's TBD</text:p>
      <text:p text:style-name="P1"><text:tab/><text:tab/><text:tab/>-number of weapons/tools/items/animals TBD</text:p>
      <text:p text:style-name="P1"/>
      <text:p text:style-name="P1"><text:tab/><text:tab/><text:span text:style-name="T1">Gameplay and Mechanics:</text:span></text:p>
      <text:p text:style-name="P1"><text:tab/><text:tab/><text:tab/></text:p>
      <text:p text:style-name="P1"><text:tab/><text:tab/><text:tab/><text:span text:style-name="T1">Gameplay:</text:span></text:p>
      <text:p text:style-name="P1"><text:tab/><text:tab/><text:tab/><text:tab/>-no clear objectives</text:p>
      <text:p text:style-name="P1"><text:tab/><text:tab/><text:tab/><text:tab/>-play flow depends on user actions</text:p>
      <text:p text:style-name="P1"><text:tab/><text:tab/><text:tab/><text:tab/><text:tab/>-rapid flow if user decides to kill everyone in the game</text:p>
      <text:p text:style-name="P1"><text:tab/><text:tab/><text:tab/><text:tab/><text:tab/>-slow flow if user decides to start a farm in the countryside</text:p>
      <text:p text:style-name="P1"><text:tab/><text:tab/><text:tab/></text:p>
      <text:p text:style-name="P1"><text:tab/><text:tab/><text:tab/><text:span text:style-name="T2">Mechanics:</text:span></text:p>
      <text:p text:style-name="P1"><text:tab/><text:tab/><text:tab/><text:tab/>-the user talks to NPC's by typing and pressing “enter”</text:p>
      <text:p text:style-name="P1"><text:tab/><text:tab/><text:tab/><text:tab/>-the user can see what they are saying or what the NPC's are saying via a <text:tab/><text:tab/><text:tab/><text:tab/><text:tab/>speech bubble above the speakers head</text:p>
      <text:p text:style-name="P1"><text:tab/><text:tab/><text:tab/><text:tab/>-shopping is entirely done through conversation</text:p>
      <text:p text:style-name="P1"/>
      <text:p text:style-name="P1"><text:tab/><text:tab/><text:tab/><text:tab/><text:span text:style-name="T1">Objects:</text:span></text:p>
      <text:p text:style-name="P1"><text:tab/><text:tab/><text:tab/><text:tab/><text:tab/>-user can have any small object in their inventory, but large <text:tab/><text:tab/><text:tab/><text:tab/><text:tab/><text:tab/>objects the user has to drag</text:p>
      <text:p text:style-name="P1"><text:tab/><text:tab/><text:tab/><text:tab/><text:tab/>-dragging is quicker with lighter objects and NPC's can help drag</text:p>
      <text:p text:style-name="P1"><text:tab/><text:tab/><text:tab/><text:tab/><text:tab/>-objects have weight and weight slows down the user if it is in <text:tab/><text:tab/><text:tab/><text:tab/><text:tab/><text:tab/>their inventory</text:p>
      <text:p text:style-name="P1"><text:tab/><text:tab/><text:tab/><text:tab/><text:tab/>-certain tools/weapons can cut objects</text:p>
      <text:p text:style-name="P1"><text:tab/><text:tab/><text:tab/><text:tab/><text:tab/>-objects can catch fire</text:p>
      <text:p text:style-name="P1"><text:tab/><text:tab/><text:tab/><text:tab/><text:tab/>-the user builds things by dragging objects into place and then the <text:tab/><text:tab/><text:tab/><text:tab/><text:tab/><text:tab/>built object arises from the objects</text:p>
      <text:p text:style-name="P1"><text:tab/><text:tab/><text:tab/><text:tab/><text:tab/><text:tab/>-for example if you were building a wooden house, you <text:tab/><text:tab/><text:tab/><text:tab/><text:tab/><text:tab/><text:tab/>might drag four fallen trees to make a rectangle and then <text:tab/><text:tab/><text:tab/><text:tab/><text:tab/><text:tab/><text:tab/>the house will appear</text:p>
      <text:p text:style-name="P1"><text:tab/><text:tab/><text:tab/><text:tab/></text:p>
      <text:p text:style-name="P1"><text:tab/><text:tab/><text:tab/><text:tab/><text:span text:style-name="T1">Physics:</text:span></text:p>
      <text:p text:style-name="P1"><text:tab/><text:tab/><text:tab/><text:tab/><text:tab/>-gravity</text:p>
      <text:p text:style-name="P1"><text:tab/><text:tab/><text:tab/><text:tab/><text:tab/>-no wind</text:p>
      <text:p text:style-name="P1"><text:tab/><text:tab/><text:tab/><text:tab/></text:p>
      <text:p text:style-name="P1"><text:tab/><text:tab/><text:tab/><text:tab/><text:span text:style-name="T1">Economy:</text:span></text:p>
      <text:p text:style-name="P1"><text:tab/><text:tab/><text:tab/><text:tab/><text:tab/>-prices are determined by the shopkeepers</text:p>
      <text:p text:style-name="P1"><text:tab/><text:tab/><text:tab/><text:tab/><text:tab/>-value changes with supply and demand</text:p>
      <text:p text:style-name="P1"/>
      <text:p text:style-name="P1"><text:tab/><text:tab/><text:span text:style-name="T1">Main Menu Screen:</text:span> TBD</text:p>
      <text:p text:style-name="P1"><text:tab/><text:tab/></text:p>
      <text:p text:style-name="P1"><text:tab/><text:tab/><text:span text:style-name="T1">Options Screen:</text:span></text:p>
      <text:p text:style-name="P1"><text:tab/><text:tab/><text:tab/>-volume</text:p>
      <text:p text:style-name="P1"><text:tab/><text:tab/><text:tab/><text:tab/>-sound effects volume</text:p>
      <text:p text:style-name="P1"><text:tab/><text:tab/><text:tab/><text:tab/>-background music volume</text:p>
      <text:p text:style-name="P1"><text:soft-page-break/><text:tab/><text:tab/><text:tab/>-controls</text:p>
      <text:p text:style-name="P1"><text:tab/><text:tab/><text:tab/><text:tab/>-displays controls</text:p>
      <text:p text:style-name="P1"><text:tab/><text:tab/><text:tab/><text:tab/>-does not allow user to change key binds</text:p>
      <text:p text:style-name="P1"><text:tab/><text:tab/><text:tab/>-save</text:p>
      <text:p text:style-name="P1"><text:tab/><text:tab/><text:tab/>-quit to main menu</text:p>
      <text:p text:style-name="P1"><text:tab/><text:tab/><text:tab/>-quit to desktop</text:p>
      <text:p text:style-name="P1"/>
      <text:p text:style-name="P1"><text:tab/><text:tab/><text:span text:style-name="T1">Saving and Loading:</text:span></text:p>
      <text:p text:style-name="P1"><text:tab/><text:tab/><text:tab/>-saves world as is</text:p>
      <text:p text:style-name="P1"><text:tab/><text:tab/><text:tab/>-can save at any time</text:p>
      <text:p text:style-name="P1"><text:tab/><text:tab/><text:tab/>-loads world as it was saved</text:p>
      <text:p text:style-name="P1"><text:tab/><text:tab/><text:span text:style-name="T1">Cheats and Easter Eggs:</text:span></text:p>
      <text:p text:style-name="P1"><text:tab/><text:tab/><text:tab/>-no cheats or Easter eggs</text:p>
      <text:p text:style-name="P1"><text:tab/><text:span text:style-name="T1">Setting and Character:</text:span></text:p>
      <text:p text:style-name="P1"><text:tab/><text:tab/>-user makes their character at the start of a new game and the where the user starts <text:tab/><text:tab/><text:tab/>depends on what character (of what group) they chose to be.</text:p>
      <text:p text:style-name="P1"/>
      <text:p text:style-name="P1"><text:tab/><text:span text:style-name="T1">Levels:</text:span></text:p>
      <text:p text:style-name="P1"><text:tab/><text:tab/>-one level, one world</text:p>
      <text:p text:style-name="P1"><text:tab/><text:tab/>-physical description and map TBD</text:p>
      <text:p text:style-name="P1"><text:tab/></text:p>
      <text:p text:style-name="P1"><text:tab/><text:span text:style-name="T1">Interface:</text:span></text:p>
      <text:p text:style-name="P1"><text:tab/><text:tab/></text:p>
      <text:p text:style-name="P1"><text:tab/><text:tab/><text:span text:style-name="T1">Visual System:</text:span></text:p>
      <text:p text:style-name="P1"><text:tab/><text:tab/><text:tab/>-rendering system : openGL</text:p>
      <text:p text:style-name="P1"/>
      <text:p text:style-name="P1"><text:tab/><text:tab/><text:span text:style-name="T1">Control System:</text:span></text:p>
      <text:p text:style-name="P1"><text:tab/><text:tab/><text:tab/>-Arrow keys to walk</text:p>
      <text:p text:style-name="P1"><text:tab/><text:tab/><text:tab/>-left click and hold to grasp/drag an object</text:p>
      <text:p text:style-name="P1"><text:tab/><text:tab/><text:tab/>-right click to interact</text:p>
      <text:p text:style-name="P1"><text:tab/><text:tab/><text:tab/>-all normal characters to type/talk to NPC's</text:p>
      <text:p text:style-name="P1"><text:tab/><text:tab/><text:tab/>-escape key to go to options menu</text:p>
      <text:p text:style-name="P1"/>
      <text:p text:style-name="P1"><text:tab/><text:tab/><text:span text:style-name="T1">Audio:</text:span></text:p>
      <text:p text:style-name="P1"><text:tab/><text:tab/><text:tab/>-specific sound effects for certain actions</text:p>
      <text:p text:style-name="P1"><text:tab/><text:tab/><text:tab/><text:tab/>-eating, walking, etc.</text:p>
      <text:p text:style-name="P1"><text:tab/><text:tab/><text:tab/>-background music changes with game mood TBD</text:p>
      <text:p text:style-name="P1"/>
      <text:p text:style-name="P1"><text:tab/><text:span text:style-name="T1">Technical:</text:span></text:p>
      <text:p text:style-name="P1"><text:tab/><text:tab/>-target console: PC</text:p>
      <text:p text:style-name="P1"><text:tab/><text:tab/>-development procedures and standards</text:p>
      <text:p text:style-name="P1"><text:tab/><text:tab/><text:tab/>-good communication</text:p>
      <text:p text:style-name="P1"><text:tab/><text:tab/><text:tab/>-staying on schedule</text:p>
      <text:p text:style-name="P1"><text:tab/><text:tab/>-game engine: custom made</text:p>
      <text:p text:style-name="P1"><text:tab/><text:tab/>-scripting language: Java</text:p>
      <text:p text:style-name="P1"/>
      <text:p text:style-name="P1"><text:tab/><text:span text:style-name="T1">Management:</text:span></text:p>
      <text:p text:style-name="P1"><text:tab/><text:tab/>-detailed schedule TBD</text:p>
      <text:p text:style-name="P1"><text:tab/><text:tab/>-budget: $100 for Steam Greenlight Submission Fee</text:p>
      <text:p text:style-name="P1"><text:soft-page-break/></text:p>
      <text:p text:style-name="P1"><text:tab/><text:span text:style-name="T1">Asset List:</text:span></text:p>
      <text:p text:style-name="P1"><text:tab/><text:tab/></text:p>
      <text:p text:style-name="P1"><text:tab/><text:tab/><text:span text:style-name="T1">Art:</text:span></text:p>
      <text:p text:style-name="P1"><text:tab/><text:tab/><text:tab/>-model and texture list TBD</text:p>
      <text:p text:style-name="P1"><text:tab/><text:tab/><text:tab/>-animation list TBD</text:p>
      <text:p text:style-name="P1"><text:tab/><text:tab/><text:tab/>-interface art TBD</text:p>
      <text:p text:style-name="P1"><text:tab/><text:tab/><text:tab/>-terrain</text:p>
      <text:p text:style-name="P1"/>
      <text:p text:style-name="P1"><text:tab/><text:tab/><text:span text:style-name="T1">Sound:</text:span></text:p>
      <text:p text:style-name="P1"><text:tab/><text:tab/><text:tab/>-background music TBD</text:p>
      <text:p text:style-name="P1"><text:tab/><text:tab/><text:tab/>-sound effects TBD</text:p>
      <text:p text:style-name="P1"><text:tab/><text:tab/><text:tab/>-interface sounds TBD</text:p>
      <text:p text:style-name="P1"><text:tab/><text:tab/></text:p>
      <text:p text:style-name="P1"><text:tab/><text:tab/><text:span text:style-name="T1">Technical:</text:span></text:p>
      <text:p text:style-name="P1"><text:tab/><text:tab/><text:tab/>-graphics engine</text:p>
      <text:p text:style-name="P1"><text:tab/><text:tab/><text:tab/>-physics engine</text:p>
      <text:p text:style-name="P1"><text:tab/><text:tab/><text:tab/>-A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Schultz</meta:initial-creator>
    <meta:creation-date>2013-09-13T22:56:38.24</meta:creation-date>
    <dc:date>2013-11-27T22:19:34.20</dc:date>
    <dc:creator>Nate Schultz</dc:creator>
    <meta:editing-duration>PT2H19M5S</meta:editing-duration>
    <meta:editing-cycles>6</meta:editing-cycles>
    <meta:generator>OpenOffice/4.0.0$Win32 OpenOffice.org_project/400m3$Build-9702</meta:generator>
    <meta:document-statistic meta:table-count="0" meta:image-count="0" meta:object-count="0" meta:page-count="5" meta:paragraph-count="181" meta:word-count="835" meta:character-count="5732"/>
  </office:meta>
</office:document-meta>
</file>